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 Ligh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/text:p>
      <text:p text:style-name="P1">Bonjour, je suis un développeur experimenté en C# notamment et travaille actuellement seul sur un shooter 2D multijoueur depuis maintenant plus d'un an.</text:p>
      <text:p text:style-name="P1"/>
      <text:p text:style-name="P1">Il est développé en C#, en partant d'un niveau assez bas (malgès le language, je vous l'accorde). Le moteur est un fork de MonoGame. </text:p>
      <text:p text:style-name="P1">Le jeu est compatible Windows/Linux.</text:p>
      <text:p text:style-name="P1"/>
      <text:p text:style-name="P1">Detail Techniques :</text:p>
      <text:p text:style-name="P1"/>
      <text:p text:style-name="P1">-Tout le projet pointe vers le .NET Framework 4.5</text:p>
      <text:p text:style-name="P1">-Réseau UDP (Librairie LiteNetLib)</text:p>
      <text:p text:style-name="P1">-MySQL</text:p>
      <text:p text:style-name="P1">-Outils en WPF</text:p>
      <text:p text:style-name="P1"/>
      <text:p text:style-name="P1">L'entretient un git privé sur github. Auquel je donnerais éventuellement accès a la personne interessé par ce projet.</text:p>
      <text:p text:style-name="P1"/>
      <text:p text:style-name="P1">Rentrons maintenant dans le vif du sujet.</text:p>
      <text:p text:style-name="P1"/>
      <text:p text:style-name="P1">Le jeu est donc un shooter 2D en pixel art multijoueur. Il s'agit d'un sorte de mélange en un rogue like et un battle royal ! (difficile a imaginer je le concois). J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ius Lumbroso</meta:initial-creator>
    <meta:creation-date>2019-07-27T21:09:55.75</meta:creation-date>
    <meta:document-statistic meta:table-count="0" meta:image-count="0" meta:object-count="0" meta:page-count="1" meta:paragraph-count="12" meta:word-count="130" meta:character-count="769"/>
    <dc:date>2019-07-27T21:29:26.67</dc:date>
    <dc:creator>Marius Lumbroso</dc:creator>
    <meta:editing-duration>PT2M40S</meta:editing-duration>
    <meta:editing-cycles>1</meta:editing-cycles>
    <meta:generator>OpenOffice/4.1.6$Win32 OpenOffice.org_project/416m1$Build-9790</meta:generator>
  </office:meta>
</office:document-meta>
</file>